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201cm" svg:height="2.499cm" svg:x="6.674cm" svg:y="22.59cm">
          <text:p text:style-name="P1">AppController</text:p>
        </draw:rect>
        <draw:rect draw:style-name="gr1" draw:text-style-name="P1" draw:layer="layout" svg:width="17.145cm" svg:height="1.905cm" svg:x="2.905cm" svg:y="20.685cm">
          <text:p text:style-name="P1">CPWindow</text:p>
        </draw:rect>
        <draw:rect draw:style-name="gr1" draw:text-style-name="P1" draw:layer="layout" svg:width="5.715cm" svg:height="1.905cm" svg:x="1.635cm" svg:y="16.875cm">
          <text:p text:style-name="P1">MMGDocument</text:p>
        </draw:rect>
        <draw:rect draw:style-name="gr1" draw:text-style-name="P1" draw:layer="layout" svg:width="5.715cm" svg:height="1.905cm" svg:x="7.985cm" svg:y="16.875cm">
          <text:p text:style-name="P1">MMGDocument</text:p>
        </draw:rect>
        <draw:rect draw:style-name="gr1" draw:text-style-name="P1" draw:layer="layout" svg:width="5.715cm" svg:height="1.905cm" svg:x="14.335cm" svg:y="16.875cm">
          <text:p text:style-name="P1">…...</text:p>
        </draw:rect>
        <draw:rect draw:style-name="gr1" draw:text-style-name="P1" draw:layer="layout" svg:width="7.62cm" svg:height="1.27cm" svg:x="7.35cm" svg:y="14.335cm">
          <text:p text:style-name="P1">MMGWindowController</text:p>
        </draw:rect>
        <draw:rect draw:style-name="gr1" draw:text-style-name="P1" draw:layer="layout" svg:width="6.35cm" svg:height="1.27cm" svg:x="7.985cm" svg:y="13.065cm">
          <text:p text:style-name="P1">CPWindow</text:p>
        </draw:rect>
        <draw:rect draw:style-name="gr1" draw:text-style-name="P1" draw:layer="layout" svg:width="5.08cm" svg:height="1.905cm" svg:x="8.62cm" svg:y="11.16cm">
          <text:p text:style-name="P1">contentView</text:p>
        </draw:rect>
        <draw:rect draw:style-name="gr1" draw:text-style-name="P1" draw:layer="layout" svg:width="6.35cm" svg:height="1.905cm" svg:x="7.985cm" svg:y="9.255cm">
          <text:p text:style-name="P1">CPScrollView</text:p>
        </draw:rect>
        <draw:rect draw:style-name="gr1" draw:text-style-name="P1" draw:layer="layout" svg:width="17.145cm" svg:height="1.905cm" svg:x="2.905cm" svg:y="7.35cm">
          <text:p text:style-name="P1">PageView</text:p>
        </draw:rect>
        <draw:rect draw:style-name="gr1" draw:text-style-name="P1" draw:layer="layout" svg:width="5.08cm" svg:height="1.905cm" svg:x="2.905cm" svg:y="2.27cm">
          <text:p text:style-name="P1">MMGTextFrame</text:p>
        </draw:rect>
        <draw:rect draw:style-name="gr1" draw:text-style-name="P1" draw:layer="layout" svg:width="5.715cm" svg:height="1.905cm" svg:x="8.62cm" svg:y="2.27cm">
          <text:p text:style-name="P1">MMGImageFrame</text:p>
        </draw:rect>
        <draw:rect draw:style-name="gr1" draw:text-style-name="P1" draw:layer="layout" svg:width="4.445cm" svg:height="1.905cm" svg:x="14.97cm" svg:y="2.27cm">
          <text:p text:style-name="P1">…...</text:p>
        </draw:rect>
        <draw:line draw:style-name="gr2" draw:text-style-name="P1" draw:layer="layout" svg:x1="11.795cm" svg:y1="7.35cm" svg:x2="11.795cm" svg:y2="4.175cm">
          <text:p text:style-name="P1">Draw</text:p>
        </draw:line>
        <draw:line draw:style-name="gr2" draw:text-style-name="P1" draw:layer="layout" svg:x1="9.89cm" svg:y1="7.35cm" svg:x2="7.35cm" svg:y2="4.175cm">
          <text:p text:style-name="P1">Draw</text:p>
        </draw:line>
        <draw:line draw:style-name="gr2" draw:text-style-name="P1" draw:layer="layout" svg:x1="13.7cm" svg:y1="7.35cm" svg:x2="16.875cm" svg:y2="4.175cm">
          <text:p text:style-name="P1">Draw</text:p>
        </draw:line>
        <draw:line draw:style-name="gr3" draw:text-style-name="P1" draw:layer="layout" svg:x1="10.525cm" svg:y1="16.875cm" svg:x2="10.525cm" svg:y2="15.605cm">
          <text:p/>
        </draw:line>
        <draw:line draw:style-name="gr3" draw:text-style-name="P1" draw:layer="layout" svg:x1="10.525cm" svg:y1="20.685cm" svg:x2="10.525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anzhiqian </meta:initial-creator>
    <meta:creation-date>2011-05-10T00:52:17</meta:creation-date>
    <dc:date>2011-05-10T01:08:04</dc:date>
    <dc:creator>yuanzhiqian </dc:creator>
    <meta:editing-duration>PT00H15M49S</meta:editing-duration>
    <meta:editing-cycles>1</meta:editing-cycles>
    <meta:document-statistic meta:object-count="18"/>
    <meta:generator>OpenOffice.org/3.2$Linux OpenOffice.org_project/320m19$Build-9505</meta:generator>
  </office:meta>
</office:document-meta>
</file>